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ep for day 2 simulation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table:formula="of:=[.A2]/([.A2]+[.B2])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3" calcext:value-type="float">
            <text:p>113</text:p>
          </table:table-cell>
          <table:table-cell table:formula="of:=[.A3]/([.A3]+[.B3])" office:value-type="float" office:value="0.773547094188377" calcext:value-type="float">
            <text:p>0.773547094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table:formula="of:=[.A4]/([.A4]+[.B4])"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table:formula="of:=[.A5]/([.A5]+[.B5])"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table:formula="of:=[.A6]/([.A6]+[.B6])" office:value-type="float" office:value="0.0863453815261044" calcext:value-type="float">
            <text:p>0.08634538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table:formula="of:=[.A7]/([.A7]+[.B7])" office:value-type="float" office:value="0.909456740442656" calcext:value-type="float">
            <text:p>0.90945674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9" calcext:value-type="float">
            <text:p>69</text:p>
          </table:table-cell>
          <table:table-cell table:formula="of:=[.A8]/([.A8]+[.B8])" office:value-type="float" office:value="0.86144578313253" calcext:value-type="float">
            <text:p>0.86144578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table:formula="of:=[.A9]/([.A9]+[.B9])" office:value-type="float" office:value="0.0863453815261044" calcext:value-type="float">
            <text:p>0.08634538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" calcext:value-type="float">
            <text:p>22</text:p>
          </table:table-cell>
          <table:table-cell table:formula="of:=[.A10]/([.A10]+[.B10])" office:value-type="float" office:value="0.955734406438632" calcext:value-type="float">
            <text:p>0.95573440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8" calcext:value-type="float">
            <text:p>28</text:p>
          </table:table-cell>
          <table:table-cell table:formula="of:=[.A11]/([.A11]+[.B11])" office:value-type="float" office:value="0.943661971830986" calcext:value-type="float">
            <text:p>0.9436619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3:51:16.466746651</meta:creation-date>
    <dc:date>2016-02-25T13:52:20.901466036</dc:date>
    <meta:editing-duration>PT1M3S</meta:editing-duration>
    <meta:editing-cycles>3</meta:editing-cycles>
    <meta:generator>LibreOffice/5.0.5.2$Linux_X86_64 LibreOffice_project/00m0$Build-2</meta:generator>
    <meta:document-statistic meta:table-count="1" meta:cell-count="31" meta:object-count="0"/>
  </office:meta>
</office:document-meta>
</file>